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2763a"/>
    </style:style>
    <style:style style:name="P2" style:family="paragraph" style:parent-style-name="Text_20_body">
      <style:text-properties officeooo:paragraph-rsid="00145827"/>
    </style:style>
    <style:style style:name="P3" style:family="paragraph" style:parent-style-name="Text_20_body">
      <style:text-properties officeooo:paragraph-rsid="00160289"/>
    </style:style>
    <style:style style:name="P4" style:family="paragraph" style:parent-style-name="Text_20_body">
      <style:text-properties officeooo:paragraph-rsid="00179cdc"/>
    </style:style>
    <style:style style:name="P5" style:family="paragraph" style:parent-style-name="Text_20_body">
      <style:text-properties officeooo:paragraph-rsid="0017e36e"/>
    </style:style>
    <style:style style:name="P6" style:family="paragraph" style:parent-style-name="Text_20_body">
      <style:text-properties officeooo:paragraph-rsid="0018ce8c"/>
    </style:style>
    <style:style style:name="P7" style:family="paragraph" style:parent-style-name="Text_20_body">
      <style:text-properties officeooo:paragraph-rsid="0018d909"/>
    </style:style>
    <style:style style:name="T1" style:family="text">
      <style:text-properties officeooo:rsid="00145827"/>
    </style:style>
    <style:style style:name="T2" style:family="text">
      <style:text-properties officeooo:rsid="00160289"/>
    </style:style>
    <style:style style:name="T3" style:family="text">
      <style:text-properties officeooo:rsid="00179cdc"/>
    </style:style>
    <style:style style:name="T4" style:family="text">
      <style:text-properties officeooo:rsid="0017e36e"/>
    </style:style>
    <style:style style:name="T5" style:family="text">
      <style:text-properties officeooo:rsid="0018ce8c"/>
    </style:style>
    <style:style style:name="T6" style:family="text">
      <style:text-properties officeooo:rsid="0018d90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h>
      <text:h text:style-name="Heading_20_3" text:outline-level="3"><text:span text:style-name="Strong_20_Emphasis"/></text:h>
      <text:p text:style-name="Text_20_body"><text:span text:style-name="Strong_20_Emphasis"/></text:p>
      <text:p text:style-name="Text_20_body"><text:span text:style-name="Strong_20_Emphasis"/></text:p>
      <text:p text:style-name="Horizontal_20_Line"><text:span text:style-name="Strong_20_Emphasis"/></text:p>
      <text:p text:style-name="Text_20_body"><text:span text:style-name="Strong_20_Emphasis">El primero en abrir el libro fue Mythralis, el mas anciano.</text:span></text:p>
      <text:p text:style-name="Text_20_body"><text:span text:style-name="Strong_20_Emphasis">Levanto lentamente la cubierta.</text:span></text:p>
      <text:p text:style-name="Text_20_body"><text:span text:style-name="Strong_20_Emphasis">Todas las miradas estaban fijas en el libro.</text:span></text:p>
      <text:p text:style-name="Text_20_body"><text:span text:style-name="Strong_20_Emphasis">Todos expectantes observaban con curiosidad. Nadie era capaz de predecir lo que sucederia al abrirlo ni lo que encontrarian en su interior.</text:span></text:p>
      <text:p text:style-name="Text_20_body"><text:span text:style-name="Strong_20_Emphasis">Mientras el mago levantaba con cuidado la tapa todos contenian la respiracion imaginando los terribles sucesos paranormales que podrian desatarse a continuacion.</text:span></text:p>
      <text:p text:style-name="Text_20_body"><text:span text:style-name="Strong_20_Emphasis">el momento se hacia eterno.</text:span></text:p>
      <text:p text:style-name="P2"><text:span text:style-name="Strong_20_Emphasis">La memoria del poder desatado momentos antes aún flotaba en el aire, y nadie podía predecir qué nueva fuerza se desencadenaría al abrirlo.</text:span></text:p>
      <text:p text:style-name="P3"><text:span text:style-name="Strong_20_Emphasis">La sensación de insignificancia, de estar en presencia de algo </text:span><text:span text:style-name="Strong_20_Emphasis">infinitamente vasto e incomprensible</text:span><text:span text:style-name="Strong_20_Emphasis">, se filtró en las mentes de los presentes.</text:span></text:p>
      <text:p text:style-name="P1"><text:span text:style-name="Strong_20_Emphasis">El silencio en la sala era absoluto. Nadie se atrevía a moverse. Solo se escuchaba el leve crepitar de las antorchas y la respiración contenida de aquellos que aguardaban lo inevitable.</text:span></text:p>
      <text:p text:style-name="P1"><text:span text:style-name="Strong_20_Emphasis">Cada segundo se alargaba hasta volverse insoportable. </text:span></text:p>
      <text:p text:style-name="P1"/>
      <text:p text:style-name="Text_20_body"><text:span text:style-name="Strong_20_Emphasis">Mythralis con un ultimo movimiento decidido abrio la tapa completamente dejando el libro abierto sobre la mesa.</text:span></text:p>
      <text:p text:style-name="Text_20_body"><text:span text:style-name="Strong_20_Emphasis">Nada sucedio.</text:span></text:p>
      <text:p text:style-name="P2"><text:span text:style-name="Strong_20_Emphasis">El códice yacía sobre la mesa, inerte</text:span><text:span text:style-name="Strong_20_Emphasis"><text:span text:style-name="T1">.</text:span></text:span></text:p>
      <text:p text:style-name="Text_20_body"><text:span text:style-name="Strong_20_Emphasis">Las páginas de papiro estaban en blanco </text:span></text:p>
      <text:p text:style-name="Text_20_body"><text:span text:style-name="Strong_20_Emphasis">Había llegado el momento de comenzar a escribir sus páginas </text:span></text:p>
      <text:p text:style-name="Text_20_body"><text:span text:style-name="Strong_20_Emphasis"/></text:p>
      <text:p text:style-name="P3"><text:span text:style-name="Strong_20_Emphasis">Mythralis cogió la pluma, ante la mirada expectante de todos, y Con trazos cuidadosos</text:span><text:span text:style-name="Strong_20_Emphasis"><text:span text:style-name="T2"> </text:span></text:span><text:span text:style-name="Strong_20_Emphasis">escribió en la primera pagina la frase: "El camino mas largo se recorre un paso a la vez."</text:span></text:p>
      <text:p text:style-name="Text_20_body"><text:span text:style-name="Strong_20_Emphasis"/></text:p>
      <text:p text:style-name="P4"><text:soft-page-break/><text:span text:style-name="Strong_20_Emphasis">Cuando la primera frase fue escrita</text:span><text:span text:style-name="Strong_20_Emphasis"><text:span text:style-name="T3">, Apenas la última letra fue trazada, ocurrió lo impensable.</text:span></text:span></text:p>
      <text:p text:style-name="P4"><text:span text:style-name="Strong_20_Emphasis"><text:s/>La página se retorció sobre sí misma, como si fuera de humo y fue absorbida hacia el interior del libro</text:span><text:span text:style-name="Strong_20_Emphasis"><text:span text:style-name="T3"> dejando en su lugar una ventana abierta, <text:s/></text:span></text:span><text:span text:style-name="Strong_20_Emphasis">un abismo, un vacío</text:span><text:span text:style-name="Strong_20_Emphasis"><text:span text:style-name="T3"> negro</text:span></text:span><text:span text:style-name="Strong_20_Emphasis"> interminable que absorbía todo lo que tocaba. <text:s/>Un portal hacia la nada.</text:span><text:span text:style-name="Strong_20_Emphasis"><text:span text:style-name="T3"> </text:span></text:span><text:span text:style-name="Strong_20_Emphasis">El espacio infinito</text:span><text:span text:style-name="Strong_20_Emphasis"><text:span text:style-name="T3">.</text:span></text:span></text:p>
      <text:p text:style-name="P4"><text:span text:style-name="Strong_20_Emphasis"/></text:p>
      <text:p text:style-name="Text_20_body"><text:span text:style-name="Strong_20_Emphasis">Algo comenzó a salir del cuerpo del mago.</text:span></text:p>
      <text:p text:style-name="P5"><text:span text:style-name="Strong_20_Emphasis">humo, luz, energia, fluian del cuerpo del hombre hacia el interior del libro.</text:span><text:span text:style-name="Strong_20_Emphasis"><text:span text:style-name="T4"> <text:s/>la luz de su propia alma.</text:span></text:span></text:p>
      <text:p text:style-name="Text_20_body"><text:span text:style-name="Strong_20_Emphasis">Mythralis no podia dejar de mirar el profundo vacio formado en el interior del libro</text:span><text:span text:style-name="Strong_20_Emphasis"><text:span text:style-name="T4">,</text:span></text:span><text:span text:style-name="Strong_20_Emphasis"> forzado por una atraccion hipnotica.</text:span></text:p>
      <text:p text:style-name="P5"><text:span text:style-name="Strong_20_Emphasis">El anciano sintió que algo tiraba de él. Un llamado irresistible. </text:span></text:p>
      <text:p text:style-name="P6"><text:span text:style-name="Strong_20_Emphasis">Su respiración se tornó errática.</text:span></text:p>
      <text:p text:style-name="P6"><text:span text:style-name="Strong_20_Emphasis"><text:s/>Sus recuerdos desfilaron ante sus ojos, fragmentos de su vida, de su aprendizaje, de sus pensamientos más íntimos. </text:span><text:span text:style-name="Strong_20_Emphasis"><text:span text:style-name="T5">Sus conocimientos, c</text:span></text:span><text:span text:style-name="Strong_20_Emphasis">ada una de sus experiencias se convertía en energía y era devorada por el códice.</text:span></text:p>
      <text:p text:style-name="P6"><text:span text:style-name="Strong_20_Emphasis">Su mente, su conciencia, su propia esencia</text:span><text:span text:style-name="Strong_20_Emphasis">.</text:span></text:p>
      <text:p text:style-name="Text_20_body"><text:span text:style-name="Strong_20_Emphasis">Se alimentaba con ellos.</text:span></text:p>
      <text:p text:style-name="Text_20_body"><text:span text:style-name="Strong_20_Emphasis"/></text:p>
      <text:p text:style-name="Text_20_body"><text:span text:style-name="Strong_20_Emphasis">El extrano fenomeno duro pocos segundos.</text:span></text:p>
      <text:p text:style-name="P7">Con un último esfuerzo, <text:span text:style-name="Strong_20_Emphasis">Mythralis logró apartar la mirada del abismo</text:span><text:span text:style-name="Strong_20_Emphasis"><text:span text:style-name="T6"> liberandose del trance hipnotico</text:span></text:span> y, <text:span text:style-name="Strong_20_Emphasis">con la fuerza de quien resiste el viento de una tormenta</text:span><text:span text:style-name="Strong_20_Emphasis"><text:span text:style-name="T6">, en</text:span></text:span> un movimiento desesperado, <text:span text:style-name="Strong_20_Emphasis">cerró el libro de un golpe.</text:span></text:p>
      <text:p text:style-name="P7"><text:span text:style-name="Strong_20_Emphasis">El sonido del impacto resonó en la sala como un trueno.</text:span></text:p>
      <text:p text:style-name="P7"><text:span text:style-name="Strong_20_Emphasis"/></text:p>
      <text:p text:style-name="Horizontal_20_Line"><text:span text:style-name="Strong_20_Emphasis"/></text:p>
      <text:h text:style-name="Heading_20_3" text:outline-level="3"><text:span text:style-name="Strong_20_Emphasis">La Primera Frase</text:span></text:h>
      <text:p text:style-name="Text_20_body">El silencio en la sala era absoluto. <text:span text:style-name="Strong_20_Emphasis">Nadie se atrevía a moverse.</text:span> Solo se escuchaba el leve crepitar de las antorchas y la respiración contenida de aquellos que aguardaban lo inevitable.</text:p>
      <text:p text:style-name="Text_20_body"><text:span text:style-name="Strong_20_Emphasis">El anciano Mythralis</text:span>, el más sabio entre los presentes, extendió su mano temblorosa hacia el códice. Sus dedos recorrieron la cubierta con cautela, sintiendo la extraña textura del cuero que lo envolvía. Parecía un libro como cualquier otro, pero todos sabían que no lo era.</text:p>
      <text:p text:style-name="Text_20_body">Con un movimiento lento y solemne, <text:span text:style-name="Strong_20_Emphasis">levantó la tapa.</text:span></text:p>
      <text:p text:style-name="Text_20_body"><text:span text:style-name="Strong_20_Emphasis">El mundo pareció detenerse.</text:span></text:p>
      <text:p text:style-name="Text_20_body"><text:soft-page-break/>Los ojos de todos estaban fijos en el códice. <text:span text:style-name="Strong_20_Emphasis">Cada segundo se alargaba hasta volverse insoportable.</text:span> La memoria del poder desatado momentos antes aún flotaba en el aire, y nadie podía predecir qué nueva fuerza se desencadenaría al abrirlo. Algunos esperaban una explosión de luz, otros temían una tormenta de sombras.</text:p>
      <text:p text:style-name="Text_20_body">Pero nada ocurrió.</text:p>
      <text:p text:style-name="Text_20_body">El libro permaneció inmóvil sobre la mesa, <text:span text:style-name="Strong_20_Emphasis">inofensivo, ordinario, casi vulgar en su simpleza.</text:span></text:p>
      <text:p text:style-name="Text_20_body"><text:span text:style-name="Strong_20_Emphasis">Sus páginas de papiro estaban en blanco.</text:span></text:p>
      <text:p text:style-name="Text_20_body">Un murmullo recorrió la sala. <text:span text:style-name="Strong_20_Emphasis">¿Era esta la gran obra que tanto habían esperado?</text:span> ¿Acaso todo había sido en vano? Pero Mythralis, con la serenidad de un hombre que había visto más de lo que otros podían imaginar, <text:span text:style-name="Strong_20_Emphasis">asintió con gravedad.</text:span></text:p>
      <text:p text:style-name="Text_20_body">—Ha llegado el momento de escribir.</text:p>
      <text:p text:style-name="Text_20_body">Tomó la pluma con firmeza. <text:span text:style-name="Strong_20_Emphasis">La expectación en la sala era absoluta.</text:span> Nadie respiraba. <text:span text:style-name="Strong_20_Emphasis">Nadie parpadeaba.</text:span></text:p>
      <text:p text:style-name="Text_20_body">Con trazos cuidadosos, el anciano escribió en la primera página:</text:p>
      <text:p text:style-name="Text_20_body"><text:span text:style-name="Strong_20_Emphasis">"El camino más largo se recorre un paso a la vez."</text:span></text:p>
      <text:p text:style-name="Text_20_body">Apenas la última letra fue trazada, ocurrió lo impensable.</text:p>
      <text:p text:style-name="Text_20_body">La página se retorció sobre sí misma, como si fuera de humo y no de papiro. <text:span text:style-name="Strong_20_Emphasis">Luego, fue absorbida.</text:span> Se hundió en el corazón del códice, desapareciendo sin dejar rastro, <text:span text:style-name="Strong_20_Emphasis">y en su lugar quedó solo un abismo.</text:span></text:p>
      <text:p text:style-name="Text_20_body">Un vacío negro, insondable, infinito. <text:span text:style-name="Strong_20_Emphasis">Un portal hacia la nada.</text:span></text:p>
      <text:p text:style-name="Text_20_body">Y entonces, <text:span text:style-name="Strong_20_Emphasis">algo salió del cuerpo de Mythralis.</text:span></text:p>
      <text:p text:style-name="Text_20_body">Primero fue un leve resplandor, como si su piel filtrara la luz de su propia alma. Luego, hilos de humo plateado comenzaron a desprenderse de su pecho, flotando en el aire como brumas de otro mundo.</text:p>
      <text:p text:style-name="Text_20_body">El anciano sintió que algo tiraba de él. <text:span text:style-name="Strong_20_Emphasis">Un llamado irresistible.</text:span> Su mente, su conciencia, su propia esencia <text:span text:style-name="Strong_20_Emphasis">eran absorbidas por el libro.</text:span></text:p>
      <text:p text:style-name="Text_20_body">Su respiración se tornó errática. <text:span text:style-name="Strong_20_Emphasis">Sus recuerdos desfilaron ante sus ojos,</text:span> fragmentos de su vida, de su aprendizaje, de sus pensamientos más íntimos. Cada una de sus experiencias <text:span text:style-name="Strong_20_Emphasis">se convertía en energía y era devorada por el códice.</text:span></text:p>
      <text:p text:style-name="Text_20_body">Pero el hechizo no duró más que unos segundos.</text:p>
      <text:p text:style-name="Text_20_body">Con un último esfuerzo, <text:span text:style-name="Strong_20_Emphasis">Mythralis logró apartar la mirada de aquel vacío hipnótico</text:span> y, con un movimiento desesperado, <text:span text:style-name="Strong_20_Emphasis">cerró el libro de un golpe.</text:span></text:p>
      <text:p text:style-name="Text_20_body">El sonido del impacto resonó en la sala como un trueno.</text:p>
      <text:p text:style-name="Text_20_body">El anciano jadeaba. <text:span text:style-name="Strong_20_Emphasis">Estaba pálido, con las manos temblorosas.</text:span> En sus ojos había una sombra, <text:span text:style-name="Strong_20_Emphasis">como si una parte de él hubiera quedado atrapada en ese abismo.</text:span></text:p>
      <text:p text:style-name="Text_20_body">Nadie habló.</text:p>
      <text:p text:style-name="Text_20_body"><text:soft-page-break/>Solo un pensamiento llenaba las mentes de todos los presentes:</text:p>
      <text:p text:style-name="Text_20_body"><text:span text:style-name="Strong_20_Emphasis">¿Qué es lo que habían creado?</text:span></text:p>
      <text:p text:style-name="Horizontal_20_Line"/>
      <text:p text:style-name="Text_20_body"/>
      <text:p text:style-name="Text_20_body"/>
      <text:p text:style-name="Text_20_body"/>
      <text:h text:style-name="Heading_20_3" text:outline-level="3"><text:span text:style-name="Strong_20_Emphasis">La Primera Frase (Versión Lovecraftiana)</text:span></text:h>
      <text:p text:style-name="Text_20_body">El aire en la sala se volvió pesado, casi sólido, cargado de una opresión que no pertenecía a este mundo. <text:span text:style-name="Strong_20_Emphasis">Los muros parecían encogerse</text:span>, sus sombras alargándose con una malevolencia apenas sugerida. Nadie osaba hablar. Nadie osaba respirar. <text:span text:style-name="Strong_20_Emphasis">El códice yacía sobre la mesa, inerte, pero su sola presencia parecía distorsionar la realidad.</text:span></text:p>
      <text:p text:style-name="Text_20_body"><text:span text:style-name="Strong_20_Emphasis">Fue Mythralis, el anciano, quien finalmente rompió el hechizo del terror.</text:span> Con manos que temblaban apenas perceptiblemente, se adelantó y dejó que sus dedos recorrieran la superficie del tomo. <text:span text:style-name="Strong_20_Emphasis">Era extraño al tacto,</text:span> como si el cuero que lo recubría aún guardara un rastro de vida, un leve calor orgánico que sugería algo <text:span text:style-name="Strong_20_Emphasis">que no debía ser posible.</text:span></text:p>
      <text:p text:style-name="Text_20_body">Titubeó. <text:span text:style-name="Strong_20_Emphasis">Un murmullo sibilante recorrió la estancia, aunque ninguno de los presentes había hablado.</text:span> Quizá fue solo el viento. O quizá…</text:p>
      <text:p text:style-name="Text_20_body">Con un último respiro, Mythralis abrió la tapa del códice.</text:p>
      <text:p text:style-name="Text_20_body"><text:span text:style-name="Strong_20_Emphasis">No hubo explosión de fuego ni tormentas de sombras,</text:span> pero lo que ocurrió fue aún peor: <text:span text:style-name="Strong_20_Emphasis">nada.</text:span></text:p>
      <text:p text:style-name="Text_20_body">Las páginas del libro, amarillentas y rugosas, <text:span text:style-name="Strong_20_Emphasis">estaban en blanco.</text:span></text:p>
      <text:p text:style-name="Text_20_body">El silencio, si era posible, se tornó aún más profundo. <text:span text:style-name="Strong_20_Emphasis">Era un vacío que no pertenecía a este mundo.</text:span> La sensación de insignificancia, de estar en presencia de algo <text:span text:style-name="Strong_20_Emphasis">infinitamente vasto e incomprensible</text:span>, se filtró en las mentes de los presentes.</text:p>
      <text:p text:style-name="Text_20_body">Mythralis tragó saliva y tomó la pluma. <text:span text:style-name="Strong_20_Emphasis">Algo dentro de él le gritaba que no lo hiciera.</text:span></text:p>
      <text:p text:style-name="Text_20_body">Pero escribió.</text:p>
      <text:p text:style-name="Text_20_body"><text:span text:style-name="Strong_20_Emphasis">"El camino más largo se recorre un paso a la vez."</text:span></text:p>
      <text:p text:style-name="Text_20_body">Fue entonces cuando la realidad se desgarró.</text:p>
      <text:p text:style-name="Text_20_body">La tinta <text:span text:style-name="Strong_20_Emphasis">se hundió en el papiro como si hubiera caído en aguas insondables.</text:span> <text:span text:style-name="Strong_20_Emphasis">La página misma colapsó sobre sí misma,</text:span> girando en una espiral imposible, hasta que ya no hubo página, ni papiro, ni libro. <text:span text:style-name="Strong_20_Emphasis">Solo un abismo.</text:span></text:p>
      <text:p text:style-name="Text_20_body">Un negro absoluto, un vacío hambriento. <text:span text:style-name="Strong_20_Emphasis">No era oscuridad, sino la ausencia de todo.</text:span></text:p>
      <text:p text:style-name="Text_20_body">Entonces, <text:span text:style-name="Strong_20_Emphasis">algo comenzó a salir de Mythralis.</text:span></text:p>
      <text:p text:style-name="Text_20_body"><text:soft-page-break/>Primero fue un hilo de humo translúcido, <text:span text:style-name="Strong_20_Emphasis">como si su cuerpo exhalara su propia esencia.</text:span> Luego, surgieron destellos de luz que no eran luz, resplandores que no iluminaban sino que devoraban la realidad circundante. <text:span text:style-name="Strong_20_Emphasis">Era su conocimiento, su memoria, su mismísima alma,</text:span> escapando de su ser y cayendo en ese abismo.</text:p>
      <text:p text:style-name="Text_20_body">El anciano no podía apartar la vista. <text:span text:style-name="Strong_20_Emphasis">No quería, no podía.</text:span> Su mente era arrastrada, su conciencia vertida en aquel infinito insaciable. <text:span text:style-name="Strong_20_Emphasis">El códice lo estaba devorando.</text:span></text:p>
      <text:p text:style-name="Text_20_body">Un segundo más y habría caído del todo.</text:p>
      <text:p text:style-name="Text_20_body">Pero entonces, <text:span text:style-name="Strong_20_Emphasis">en un esfuerzo titánico</text:span>, Mythralis logró cerrar el libro.</text:p>
      <text:p text:style-name="Text_20_body"><text:span text:style-name="Strong_20_Emphasis">Un estruendo sacudió la sala.</text:span> Las antorchas titilaron violentamente, las sombras se retorcieron en formas imposibles, y un eco gutural, que no provenía de garganta humana alguna, recorrió las paredes de piedra.</text:p>
      <text:p text:style-name="Text_20_body"><text:span text:style-name="Strong_20_Emphasis">El anciano jadeaba.</text:span> Sus ojos, antaño vivos, <text:span text:style-name="Strong_20_Emphasis">parecían haber visto algo que ningún hombre debía contemplar.</text:span></text:p>
      <text:p text:style-name="Text_20_body">Los demás no se atrevieron a preguntar.</text:p>
      <text:p text:style-name="Text_20_body">Solo sabían una cosa:</text:p>
      <text:p text:style-name="Text_20_body"><text:span text:style-name="Strong_20_Emphasis">El códice no era un libro.</text:span></text:p>
      <text:p text:style-name="Text_20_body"><text:span text:style-name="Strong_20_Emphasis">Era algo más. Algo vivo.</text:span></text:p>
      <text:p text:style-name="Text_20_body">Algo que <text:span text:style-name="Strong_20_Emphasis">había estado esperando ser despertado.</text:span></text:p>
      <text:p text:style-name="Horizontal_20_Line"/>
      <text:h text:style-name="Heading_20_3" text:outline-level="3"><text:span text:style-name="Strong_20_Emphasis"/></text:h>
      <text:p text:style-name="Text_20_body"><text:span text:style-name="Strong_20_Emphasis"/></text:p>
      <text:p text:style-name="Text_20_body"><text:span text:style-name="Strong_20_Emphasis">Aquí tienes la versión de J.R.R. Tolkien, con su característico tono épico, poético y con un aire de antigua leyenda.</text:span></text:p>
      <text:p text:style-name="Horizontal_20_Line"/>
      <text:h text:style-name="Heading_20_3" text:outline-level="3"><text:span text:style-name="Strong_20_Emphasis">La Primera Frase (Versión Tolkieniana)</text:span></text:h>
      <text:p text:style-name="Text_20_body"><text:span text:style-name="Strong_20_Emphasis">En la cámara de piedra, donde las antorchas arrojaban sombras temblorosas sobre los muros antiguos, reinaba un silencio solemne.</text:span> Los magos se mantenían en un círculo alrededor de la mesa, donde <text:span text:style-name="Strong_20_Emphasis">yacía el códice recién forjado,</text:span> su cubierta aún oscura como la medianoche sin luna, con un brillo profundo que parecía beber la luz.</text:p>
      <text:p text:style-name="Text_20_body">Mythralis, el más anciano entre ellos, avanzó con paso mesurado. <text:span text:style-name="Strong_20_Emphasis">Su túnica larga y azul se agitaba suavemente con el movimiento,</text:span> y su mirada, profunda como los ríos antiguos, se posó sobre el libro. No habló. <text:span text:style-name="Strong_20_Emphasis">Nadie lo hizo.</text:span> Todos sentían que <text:span text:style-name="Strong_20_Emphasis">se hallaban al borde de un momento trascendental,</text:span> un instante que se recordaría en las edades futuras.</text:p>
      <text:p text:style-name="Text_20_body"><text:soft-page-break/>Con manos firmes, <text:span text:style-name="Strong_20_Emphasis">el anciano alzó la tapa del códice.</text:span></text:p>
      <text:p text:style-name="Text_20_body"><text:span text:style-name="Strong_20_Emphasis">Ningún trueno retumbó, ninguna tormenta estalló.</text:span> Solo un murmullo imperceptible recorrió la sala, como si los muros mismos contuvieran el aliento.</text:p>
      <text:p text:style-name="Text_20_body">El libro estaba en blanco.</text:p>
      <text:p text:style-name="Text_20_body"><text:span text:style-name="Strong_20_Emphasis">Las páginas eran de un pergamino antiguo, fino y delicado, como si fueran hojas tejidas con hilos de luna.</text:span> Pero no contenían palabra alguna.</text:p>
      <text:p text:style-name="Text_20_body">Los magos se miraron entre sí. <text:span text:style-name="Strong_20_Emphasis">¿Era este el destino del códice? ¿Acaso su poder residía en su vacío?</text:span></text:p>
      <text:p text:style-name="Text_20_body">Mythralis, sin temor, tomó la pluma. <text:span text:style-name="Strong_20_Emphasis">Era una pluma de halcón, fina y fuerte, un instrumento digno de la tarea que se avecinaba.</text:span> Sumergió su punta en la tinta negra y, con la destreza de quien ha trazado muchas letras a lo largo de los años, escribió con mano segura:</text:p>
      <text:p text:style-name="Text_20_body"><text:span text:style-name="Strong_20_Emphasis">"El camino más largo se recorre un paso a la vez."</text:span></text:p>
      <text:p text:style-name="Text_20_body">Y entonces, el libro despertó.</text:p>
      <text:p text:style-name="Text_20_body"><text:span text:style-name="Strong_20_Emphasis">La frase se desvaneció como niebla ante el sol.</text:span> Las letras se hundieron en la página y, en su lugar, <text:span text:style-name="Strong_20_Emphasis">se abrió un umbral sin forma ni contorno,</text:span> un vacío de sombra y luz que no pertenecía a este mundo.</text:p>
      <text:p text:style-name="Text_20_body"><text:span text:style-name="Strong_20_Emphasis">Era un portal sin fin, una boca que devoraba la materia y el pensamiento por igual.</text:span></text:p>
      <text:p text:style-name="Text_20_body">De repente, <text:span text:style-name="Strong_20_Emphasis">una brisa fría recorrió la sala, y Mythralis sintió un estremecimiento en su alma.</text:span> Algo invisible y poderoso lo tocó, y una niebla de luz azulada comenzó a desprenderse de su cuerpo.</text:p>
      <text:p text:style-name="Text_20_body">No era humo.</text:p>
      <text:p text:style-name="Text_20_body">No era viento.</text:p>
      <text:p text:style-name="Text_20_body">Era su memoria.</text:p>
      <text:p text:style-name="Text_20_body">Su conocimiento, los recuerdos de su niñez en los campos de su tierra natal, las noches de estudio a la luz de las estrellas, los nombres de aquellos a quienes había amado y perdido… <text:span text:style-name="Strong_20_Emphasis">Todo fluía de él hacia el abismo del códice.</text:span></text:p>
      <text:p text:style-name="Text_20_body">El anciano sintió el peso de las eras caer sobre sus hombros. <text:span text:style-name="Strong_20_Emphasis">Si no detenía aquello, todo lo que era sería consumido.</text:span></text:p>
      <text:p text:style-name="Text_20_body">Pero <text:span text:style-name="Strong_20_Emphasis">Mythralis no era un hombre débil.</text:span></text:p>
      <text:p text:style-name="Text_20_body">Con un gran esfuerzo, apartó la mirada del abismo y, con la fuerza de quien resiste el viento de una tormenta, <text:span text:style-name="Strong_20_Emphasis">cerró el libro de golpe.</text:span></text:p>
      <text:p text:style-name="Text_20_body">El sonido resonó como un trueno en la sala. <text:span text:style-name="Strong_20_Emphasis">Las antorchas parpadearon.</text:span> El aire pareció agitarse, como si una presencia invisible rugiera con furia por haber sido interrumpida en su festín.</text:p>
      <text:p text:style-name="Text_20_body">Y luego… <text:span text:style-name="Strong_20_Emphasis">silencio.</text:span></text:p>
      <text:p text:style-name="Text_20_body">Los magos no hablaron. Nadie osó tocar el códice. <text:span text:style-name="Strong_20_Emphasis">Porque ahora comprendían que no era un simple libro.</text:span></text:p>
      <text:p text:style-name="Text_20_body"><text:soft-page-break/>Era un receptáculo de saber.</text:p>
      <text:p text:style-name="Text_20_body"><text:span text:style-name="Strong_20_Emphasis">Y su hambre no tenía límites.</text:span></text:p>
      <text:p text:style-name="Horizontal_20_Line"/>
      <text:h text:style-name="Heading_20_3" text:outline-level="3"><text:span text:style-name="Strong_20_Emphasis"/></text:h>
      <text:p text:style-name="Text_20_body"><text:span text:style-name="Strong_20_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30T17:21:00.193000000</meta:creation-date>
    <dc:date>2025-03-30T18:40:50.752000000</dc:date>
    <meta:editing-duration>PT27M42S</meta:editing-duration>
    <meta:editing-cycles>7</meta:editing-cycles>
    <meta:generator>LibreOffice/7.3.5.2$Windows_X86_64 LibreOffice_project/184fe81b8c8c30d8b5082578aee2fed2ea847c01</meta:generator>
    <meta:document-statistic meta:table-count="0" meta:image-count="0" meta:object-count="0" meta:page-count="7" meta:paragraph-count="110" meta:word-count="1986" meta:character-count="11624" meta:non-whitespace-character-count="9739"/>
  </office:meta>
</office:document-meta>
</file>